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3cm" svg:stroke-color="#ff6633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svg:stroke-color="#00ae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svg:stroke-color="#cccc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svg:stroke-color="#ff00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251cm" fo:min-width="0.408cm" fo:padding-top="0.02cm" fo:padding-bottom="0.02cm" fo:padding-left="0.02cm" fo:padding-right="0.02cm"/>
    </style:style>
    <style:style style:name="gr7" style:family="graphic" style:parent-style-name="standard">
      <style:graphic-properties draw:stroke="none" draw:fill="none" draw:fill-color="#ffffff" draw:auto-grow-height="false" draw:auto-grow-width="false" draw:fit-to-size="true" fo:min-height="0.952cm" fo:min-width="32.372cm" fo:padding-top="0.02cm" fo:padding-bottom="0.02cm" fo:padding-left="0.02cm" fo:padding-right="0.02cm"/>
    </style:style>
    <style:style style:name="gr8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/>
    </style:style>
    <style:style style:name="gr9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276cm" fo:min-width="0.493cm" fo:padding-top="0.02cm" fo:padding-bottom="0.02cm" fo:padding-left="0.02cm" fo:padding-right="0.02cm"/>
    </style:style>
    <style:style style:name="gr10" style:family="graphic" style:parent-style-name="standard">
      <style:graphic-properties draw:stroke="dash" draw:stroke-dash="Ultrafine_20_Dashed" svg:stroke-width="0.03cm" svg:stroke-color="#000000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7cm" svg:stroke-color="#000000" draw:marker-start-width="0.41cm" draw:marker-end-width="0.41cm" svg:stroke-linecap="square" draw:textarea-horizontal-align="center" draw:textarea-vertical-align="middle" fo:padding-top="0.16cm" fo:padding-bottom="0.16cm" fo:padding-left="0.285cm" fo:padding-right="0.285cm"/>
    </style:style>
    <style:style style:name="gr13" style:family="graphic" style:parent-style-name="standard">
      <style:graphic-properties svg:stroke-width="0.03cm" svg:stroke-color="#000000" draw:marker-start-width="0.35cm" draw:marker-end-width="0.35cm" draw:fill-color="#ffffff" draw:textarea-horizontal-align="center" draw:textarea-vertical-align="middle" fo:padding-top="0.14cm" fo:padding-bottom="0.14cm" fo:padding-left="0.265cm" fo:padding-right="0.265cm"/>
    </style:style>
    <style:style style:name="gr14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ff6633" draw:marker-start-width="0.41cm" draw:marker-end-width="0.41cm" draw:fill="non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3cm" svg:stroke-color="#00008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/>
    </style:style>
    <style:style style:name="gr22" style:family="graphic" style:parent-style-name="standard">
      <style:graphic-properties svg:stroke-width="0.01cm" svg:stroke-color="#008000" draw:marker-start-width="0.24cm" draw:marker-end-width="0.24cm" draw:fill-color="#f0ffff" draw:opacity="100%" draw:textarea-horizontal-align="center" draw:textarea-vertical-align="middle" fo:padding-top="0.13cm" fo:padding-bottom="0.13cm" fo:padding-left="0.255cm" fo:padding-right="0.255cm" draw:shadow-opacity="10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268cm" fo:min-width="0.121cm" fo:padding-top="0.02cm" fo:padding-bottom="0.02cm" fo:padding-left="0.02cm" fo:padding-right="0.02cm"/>
    </style:style>
    <style:style style:name="gr24" style:family="graphic" style:parent-style-name="standard">
      <style:graphic-properties svg:stroke-width="0.1cm" svg:stroke-color="#00ff00" draw:marker-start-width="0.5cm" draw:marker-end-width="0.5cm" draw:fill-color="#ffffff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559cm" fo:min-width="0.679cm" fo:padding-top="0cm" fo:padding-bottom="0cm" fo:padding-left="0cm" fo:padding-right="0cm"/>
    </style:style>
    <style:style style:name="gr26" style:family="graphic" style:parent-style-name="objectwithoutfill">
      <style:graphic-properties svg:stroke-width="0.03cm" svg:stroke-color="#00008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27" style:family="graphic" style:parent-style-name="standard">
      <style:graphic-properties svg:stroke-width="0.03cm" svg:stroke-color="#000080" draw:marker-start="Small_20_Arrow" draw:marker-start-width="0.2cm" draw:marker-end="" draw:marker-end-width="0.25cm" draw:textarea-horizontal-align="center" draw:textarea-vertical-align="middle" fo:padding-top="0.14cm" fo:padding-bottom="0.14cm" fo:padding-left="0.265cm" fo:padding-right="0.265cm"/>
    </style:style>
    <style:style style:name="gr28" style:family="graphic" style:parent-style-name="standard">
      <style:graphic-properties svg:stroke-width="0.03cm" svg:stroke-color="#000080" draw:marker-start="Small_20_Arrow" draw:marker-start-width="0.14cm" draw:marker-end="" draw:marker-end-width="0.25cm" draw:textarea-horizontal-align="center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3cm" fo:min-width="0.95cm" fo:padding-top="0.02cm" fo:padding-bottom="0.02cm" fo:padding-left="0.02cm" fo:padding-right="0.02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textarea-horizontal-align="center" draw:textarea-vertical-align="middle"/>
    </style:style>
    <style:style style:name="gr32" style:family="graphic" style:parent-style-name="standard">
      <style:graphic-properties svg:stroke-width="0.05cm" svg:stroke-color="#000000" draw:marker-start-width="0.355cm" draw:marker-end-width="0.355cm" draw:fill-color="#ffffff" draw:opacity="0%" draw:textarea-vertical-align="middle" fo:padding-top="0.15cm" fo:padding-bottom="0.15cm" fo:padding-left="0.275cm" fo:padding-right="0.275cm" draw:shadow-opacity="0%"/>
    </style:style>
    <style:style style:name="P1" style:family="paragraph">
      <style:paragraph-properties fo:text-align="center"/>
    </style:style>
    <style:style style:name="P2" style:family="paragraph">
      <style:text-properties fo:color="#cccc00" fo:font-size="6pt" fo:font-style="italic" fo:font-weight="normal" style:font-size-asian="10pt" style:font-style-asian="italic" style:font-size-complex="10pt" style:font-style-complex="italic"/>
    </style:style>
    <style:style style:name="P3" style:family="paragraph">
      <style:text-properties fo:color="#00ae00" fo:font-size="6pt" fo:font-style="italic" fo:font-weight="normal" style:font-size-asian="10pt" style:font-style-asian="italic" style:font-size-complex="10pt" style:font-style-complex="italic"/>
    </style:style>
    <style:style style:name="P4" style:family="paragraph">
      <style:text-properties fo:color="#000000" fo:font-size="6pt" fo:font-style="italic" style:font-size-asian="10pt" style:font-style-asian="italic" style:font-size-complex="10pt" style:font-style-complex="italic"/>
    </style:style>
    <style:style style:name="P5" style:family="paragraph">
      <style:text-properties fo:color="#ff0000" fo:font-size="6pt" fo:font-style="italic" style:font-size-asian="10pt" style:font-style-asian="italic" style:font-size-complex="10pt" style:font-style-complex="italic"/>
    </style:style>
    <style:style style:name="P6" style:family="paragraph">
      <style:text-properties style:use-window-font-color="true" style:text-outline="false" style:text-line-through-style="none" fo:font-family="ARIAL" style:font-family-generic="swiss" style:font-pitch="variable" fo:font-size="6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P7" style:family="paragraph">
      <style:text-properties style:use-window-font-color="true" style:text-outline="false" style:text-line-through-style="none" fo:font-family="Arial" style:font-style-name="Fett" style:font-family-generic="swiss" style:font-pitch="variable" fo:font-size="6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P8" style:family="paragraph">
      <style:text-properties fo:font-family="Calibri" style:font-family-generic="swiss" style:font-pitch="variable" fo:font-size="6pt" style:font-size-asian="6pt" style:font-size-complex="6pt"/>
    </style:style>
    <style:style style:name="P9" style:family="paragraph">
      <style:text-properties style:use-window-font-color="true" style:text-outline="false" style:text-line-through-style="none" fo:font-family="Arial" style:font-family-generic="swiss" style:font-pitch="variable" fo:font-size="7pt" fo:letter-spacing="normal" fo:font-style="italic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7pt" style:font-family-complex="ARIAL" style:font-family-generic-complex="swiss" style:font-pitch-complex="variable" style:font-size-complex="7pt" style:text-scale="100%" style:text-overline-style="none" style:text-overline-color="font-color"/>
    </style:style>
    <style:style style:name="P10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>
      <style:text-properties fo:color="#000000" fo:font-size="6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>
      <style:text-properties style:use-window-font-color="true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8pt" style:font-weight-asian="bold" style:font-family-complex="ARIAL" style:font-family-generic-complex="swiss" style:font-pitch-complex="variable" style:font-size-complex="8pt" style:font-weight-complex="bold" style:text-scale="100%" style:text-overline-style="none" style:text-overline-color="font-color"/>
    </style:style>
    <style:style style:name="P13" style:family="paragraph">
      <style:text-properties fo:color="#ff6633" fo:font-size="6pt" fo:font-style="italic" style:font-size-asian="10pt" style:font-style-asian="italic" style:font-size-complex="10pt" style:font-style-complex="italic"/>
    </style:style>
    <style:style style:name="T1" style:family="text">
      <style:text-properties fo:color="#cccc00" fo:font-size="6pt" fo:font-style="italic" fo:font-weight="normal" style:font-size-asian="10pt" style:font-style-asian="italic" style:font-size-complex="10pt" style:font-style-complex="italic"/>
    </style:style>
    <style:style style:name="T2" style:family="text">
      <style:text-properties fo:color="#00ae00" fo:font-size="6pt" fo:font-style="italic" fo:font-weight="normal" style:font-size-asian="10pt" style:font-style-asian="italic" style:font-size-complex="10pt" style:font-style-complex="italic"/>
    </style:style>
    <style:style style:name="T3" style:family="text">
      <style:text-properties fo:color="#000000" fo:font-size="6pt" fo:font-style="italic" style:font-size-asian="10pt" style:font-style-asian="italic" style:font-size-complex="10pt" style:font-style-complex="italic"/>
    </style:style>
    <style:style style:name="T4" style:family="text">
      <style:text-properties fo:color="#ff0000" fo:font-size="6pt" fo:font-style="italic" style:font-size-asian="10pt" style:font-style-asian="italic" style:font-size-complex="10pt" style:font-style-complex="italic"/>
    </style:style>
    <style:style style:name="T5" style:family="text">
      <style:text-properties style:use-window-font-color="true" style:text-outline="false" style:text-line-through-style="none" fo:font-family="ARIAL" style:font-family-generic="swiss" style:font-pitch="variable" fo:font-size="6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style-name="Fett" style:font-family-generic="swiss" style:font-pitch="variable" fo:font-size="6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T7" style:family="text">
      <style:text-properties fo:font-family="Calibri" style:font-family-generic="swiss" style:font-pitch="variable" fo:font-size="6pt" style:font-size-asian="6pt" style:font-size-complex="6pt"/>
    </style:style>
    <style:style style:name="T8" style:family="text">
      <style:text-properties style:use-window-font-color="true" style:text-outline="false" style:text-line-through-style="none" fo:font-family="Arial" style:font-family-generic="swiss" style:font-pitch="variable" fo:font-size="7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7pt" style:font-style-asian="normal" style:font-family-complex="ARIAL" style:font-family-generic-complex="swiss" style:font-pitch-complex="variable" style:font-size-complex="7pt" style:font-style-complex="normal" style:text-scale="100%" style:text-overline-style="none" style:text-overline-color="font-color"/>
    </style:style>
    <style:style style:name="T9" style:family="text">
      <style:text-properties fo:color="#000000" fo:font-size="6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style:use-window-font-color="true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8pt" style:font-weight-asian="bold" style:font-family-complex="ARIAL" style:font-family-generic-complex="swiss" style:font-pitch-complex="variable" style:font-size-complex="8pt" style:font-weight-complex="bold" style:text-scale="100%" style:text-overline-style="none" style:text-overline-color="font-color"/>
    </style:style>
    <style:style style:name="T11" style:family="text">
      <style:text-properties fo:color="#ff6633" fo:font-size="6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line draw:style-name="gr1" draw:text-style-name="P1" draw:layer="layout" svg:width="1.899cm" svg:height="0.699cm" svg:x="8.1cm" svg:y="4.1cm" svg:viewBox="0 0 1900 700" draw:points="1900,0 1900,700 0,700">
          <text:p/>
        </draw:polyline>
        <draw:line draw:style-name="gr2" draw:text-style-name="P1" draw:layer="layout" svg:x1="15.3cm" svg:y1="8cm" svg:x2="15.3cm" svg:y2="7.7cm">
          <text:p/>
        </draw:line>
        <draw:line draw:style-name="gr3" draw:text-style-name="P1" draw:layer="layout" svg:x1="15.1cm" svg:y1="7.7cm" svg:x2="15.1cm" svg:y2="8cm">
          <text:p/>
        </draw:line>
        <draw:line draw:style-name="gr4" draw:text-style-name="P1" draw:layer="layout" svg:x1="14.9cm" svg:y1="7.7cm" svg:x2="14.9cm" svg:y2="8cm">
          <text:p/>
        </draw:line>
        <draw:line draw:style-name="gr2" draw:text-style-name="P1" draw:layer="layout" svg:x1="17.7cm" svg:y1="6.6cm" svg:x2="18.1cm" svg:y2="6.6cm">
          <text:p/>
        </draw:line>
        <draw:line draw:style-name="gr4" draw:text-style-name="P1" draw:layer="layout" svg:x1="17.7cm" svg:y1="6.3cm" svg:x2="18.1cm" svg:y2="6.3cm">
          <text:p/>
        </draw:line>
        <draw:line draw:style-name="gr5" draw:text-style-name="P1" draw:layer="layout" svg:x1="18.1cm" svg:y1="6cm" svg:x2="17.7cm" svg:y2="6cm">
          <text:p/>
        </draw:line>
        <draw:line draw:style-name="gr3" draw:text-style-name="P1" draw:layer="layout" svg:x1="18.1cm" svg:y1="6.9cm" svg:x2="17.7cm" svg:y2="6.9cm">
          <text:p/>
        </draw:line>
        <draw:line draw:style-name="gr2" draw:text-style-name="P1" draw:layer="layout" svg:x1="18.1cm" svg:y1="6.6cm" svg:x2="18.8cm" svg:y2="6.6cm">
          <text:p/>
        </draw:line>
        <draw:line draw:style-name="gr3" draw:text-style-name="P1" draw:layer="layout" svg:x1="18.8cm" svg:y1="6.9cm" svg:x2="18.1cm" svg:y2="6.9cm">
          <text:p/>
        </draw:line>
        <draw:frame draw:style-name="gr6" draw:text-style-name="P2" draw:layer="layout" svg:width="0.5cm" svg:height="0.28cm" svg:x="18.202cm" svg:y="6.666cm">
          <draw:text-box>
            <text:p><text:span text:style-name="T1">SCL</text:span></text:p>
          </draw:text-box>
        </draw:frame>
        <draw:frame draw:style-name="gr6" draw:text-style-name="P3" draw:layer="layout" svg:width="0.5cm" svg:height="0.28cm" svg:x="18.202cm" svg:y="6.363cm">
          <draw:text-box>
            <text:p><text:span text:style-name="T2">SDA</text:span></text:p>
          </draw:text-box>
        </draw:frame>
        <draw:line draw:style-name="gr4" draw:text-style-name="P1" draw:layer="layout" svg:x1="18.1cm" svg:y1="6.3cm" svg:x2="18.8cm" svg:y2="6.3cm">
          <text:p/>
        </draw:line>
        <draw:line draw:style-name="gr5" draw:text-style-name="P1" draw:layer="layout" svg:x1="18.8cm" svg:y1="6cm" svg:x2="18.1cm" svg:y2="6cm">
          <text:p/>
        </draw:line>
        <draw:frame draw:style-name="gr6" draw:text-style-name="P4" draw:layer="layout" svg:width="0.305cm" svg:height="0.3cm" svg:x="18.195cm" svg:y="6.046cm">
          <draw:text-box>
            <text:p><text:span text:style-name="T3">0V</text:span></text:p>
          </draw:text-box>
        </draw:frame>
        <draw:frame draw:style-name="gr6" draw:text-style-name="P5" draw:layer="layout" svg:width="0.4cm" svg:height="0.3cm" svg:x="18.195cm" svg:y="5.746cm">
          <draw:text-box>
            <text:p><text:span text:style-name="T4">+5V</text:span></text:p>
          </draw:text-box>
        </draw:frame>
        <draw:frame draw:style-name="gr6" draw:text-style-name="P4" draw:layer="layout" svg:width="0.3cm" svg:height="0.28cm" svg:x="13.3cm" svg:y="6.15cm">
          <draw:text-box>
            <text:p><text:span text:style-name="T3">0V</text:span></text:p>
          </draw:text-box>
        </draw:frame>
        <draw:frame draw:style-name="gr6" draw:text-style-name="P4" draw:layer="layout" svg:width="0.3cm" svg:height="0.28cm" svg:x="13.3cm" svg:y="6.55cm">
          <draw:text-box>
            <text:p><text:span text:style-name="T3">5V</text:span></text:p>
          </draw:text-box>
        </draw:frame>
        <draw:frame draw:style-name="gr6" draw:text-style-name="P4" draw:layer="layout" svg:width="0.36cm" svg:height="0.28cm" svg:x="13.303cm" svg:y="5.75cm">
          <draw:text-box>
            <text:p><text:span text:style-name="T3">DCC</text:span></text:p>
          </draw:text-box>
        </draw:frame>
        <draw:frame draw:style-name="gr7" draw:layer="layout" svg:width="8.7cm" svg:height="0.3cm" svg:x="2.1cm" svg:y="28.3cm">
          <draw:text-box>
            <text:p><text:file-name text:display="full">G:\github\RCC5V\odg\RCC5V_ESP32_IO_241127.odg</text:file-name></text:p>
          </draw:text-box>
        </draw:frame>
        <draw:rect draw:style-name="gr8" draw:text-style-name="P1" draw:layer="layout" svg:width="1.2cm" svg:height="1.2cm" svg:x="15.2cm" svg:y="5.8cm">
          <text:p/>
        </draw:rect>
        <draw:frame draw:style-name="gr9" draw:text-style-name="P6" draw:layer="layout" svg:width="1cm" svg:height="0.497cm" svg:x="15.3cm" svg:y="6.215cm">
          <draw:text-box>
            <text:p><text:span text:style-name="T5">ESP32</text:span></text:p>
          </draw:text-box>
        </draw:frame>
        <draw:line draw:style-name="gr4" draw:text-style-name="P1" draw:layer="layout" svg:x1="6.55cm" svg:y1="4.2cm" svg:x2="6.55cm" svg:y2="4.6cm">
          <text:p/>
        </draw:line>
        <draw:line draw:style-name="gr4" draw:text-style-name="P1" draw:layer="layout" svg:x1="6.15cm" svg:y1="4.2cm" svg:x2="6.15cm" svg:y2="4.6cm">
          <text:p/>
        </draw:line>
        <draw:g>
          <draw:line draw:style-name="gr10" draw:text-style-name="P1" draw:layer="layout" svg:x1="6.355cm" svg:y1="4.018cm" svg:x2="6.355cm" svg:y2="3.708cm">
            <text:p/>
          </draw:line>
          <draw:line draw:style-name="gr11" draw:text-style-name="P1" draw:layer="layout" svg:x1="6.455cm" svg:y1="3.708cm" svg:x2="6.255cm" svg:y2="3.708cm">
            <text:p/>
          </draw:line>
        </draw:g>
        <draw:line draw:style-name="gr12" draw:text-style-name="P1" draw:layer="layout" svg:x1="6.1cm" svg:y1="4cm" svg:x2="6.6cm" svg:y2="4cm">
          <text:p/>
        </draw:line>
        <draw:circle draw:style-name="gr13" draw:text-style-name="P1" draw:layer="layout" svg:width="0.1cm" svg:height="0.1cm" draw:transform="rotate (1.5707963267946) translate (6.1cm 4.234cm)">
          <text:p/>
        </draw:circle>
        <draw:circle draw:style-name="gr13" draw:text-style-name="P1" draw:layer="layout" svg:width="0.1cm" svg:height="0.1cm" draw:transform="rotate (1.5707963267946) translate (6.5cm 4.234cm)">
          <text:p/>
        </draw:circle>
        <draw:line draw:style-name="gr14" draw:text-style-name="P1" draw:layer="layout" svg:x1="13.9cm" svg:y1="6cm" svg:x2="13cm" svg:y2="6cm">
          <text:p/>
        </draw:line>
        <draw:line draw:style-name="gr15" draw:text-style-name="P1" draw:layer="layout" svg:x1="13.9cm" svg:y1="6.1cm" svg:x2="13cm" svg:y2="6.1cm">
          <text:p/>
        </draw:line>
        <draw:line draw:style-name="gr16" draw:text-style-name="P1" draw:layer="layout" svg:x1="13.9cm" svg:y1="6.4cm" svg:x2="13cm" svg:y2="6.4cm">
          <text:p/>
        </draw:line>
        <draw:line draw:style-name="gr17" draw:text-style-name="P1" draw:layer="layout" svg:x1="13.9cm" svg:y1="6.5cm" svg:x2="13cm" svg:y2="6.5cm">
          <text:p/>
        </draw:line>
        <draw:line draw:style-name="gr18" draw:text-style-name="P1" draw:layer="layout" svg:x1="13.9cm" svg:y1="6.8cm" svg:x2="13cm" svg:y2="6.8cm">
          <text:p/>
        </draw:line>
        <draw:line draw:style-name="gr19" draw:text-style-name="P1" draw:layer="layout" svg:x1="13.9cm" svg:y1="6.9cm" svg:x2="13cm" svg:y2="6.9cm">
          <text:p/>
        </draw:line>
        <draw:line draw:style-name="gr20" draw:text-style-name="P1" draw:layer="layout" svg:x1="15.6cm" svg:y1="5.1cm" svg:x2="15.6cm" svg:y2="5.8cm">
          <text:p/>
        </draw:line>
        <draw:line draw:style-name="gr20" draw:text-style-name="P1" draw:layer="layout" svg:x1="15.4cm" svg:y1="5.1cm" svg:x2="15.6cm" svg:y2="5.4cm">
          <text:p/>
        </draw:line>
        <draw:line draw:style-name="gr20" draw:text-style-name="P1" draw:layer="layout" svg:x1="15.8cm" svg:y1="5.1cm" svg:x2="15.6cm" svg:y2="5.4cm">
          <text:p/>
        </draw:line>
        <draw:rect draw:style-name="gr21" draw:text-style-name="P1" draw:layer="layout" svg:width="1.2cm" svg:height="1.2cm" svg:x="16.3cm" svg:y="2.5cm">
          <text:p/>
        </draw:rect>
        <draw:frame draw:style-name="gr9" draw:text-style-name="P7" draw:layer="layout" svg:width="1cm" svg:height="0.497cm" svg:x="16.4cm" svg:y="2.85cm">
          <draw:text-box>
            <text:p><text:span text:style-name="T6">MQTT</text:span></text:p>
          </draw:text-box>
        </draw:frame>
        <draw:g>
          <draw:line draw:style-name="gr20" draw:text-style-name="P1" draw:layer="layout" svg:x1="15.6cm" svg:y1="3.1cm" svg:x2="16.3cm" svg:y2="3.1cm">
            <text:p/>
          </draw:line>
          <draw:line draw:style-name="gr20" draw:text-style-name="P1" draw:layer="layout" svg:x1="15.6cm" svg:y1="3.3cm" svg:x2="15.9cm" svg:y2="3.1cm">
            <text:p/>
          </draw:line>
          <draw:line draw:style-name="gr20" draw:text-style-name="P1" draw:layer="layout" svg:x1="15.6cm" svg:y1="2.9cm" svg:x2="15.9cm" svg:y2="3.1cm">
            <text:p/>
          </draw:line>
        </draw:g>
        <draw:rect draw:style-name="gr22" draw:text-style-name="P1" draw:layer="layout" svg:width="1.3cm" svg:height="1.2cm" svg:x="13.9cm" svg:y="5.8cm">
          <text:p/>
        </draw:rect>
        <draw:frame draw:style-name="gr23" draw:text-style-name="P8" draw:layer="layout" svg:width="0.304cm" svg:height="0.2cm" svg:x="14.2cm" svg:y="5.78cm">
          <draw:text-box>
            <text:p><text:span text:style-name="T7">IO19</text:span></text:p>
          </draw:text-box>
        </draw:frame>
        <draw:frame draw:style-name="gr23" draw:text-style-name="P8" draw:layer="layout" svg:width="0.2cm" svg:height="0.2cm" svg:x="14.6cm" svg:y="5.78cm">
          <draw:text-box>
            <text:p><text:span text:style-name="T7">0V</text:span></text:p>
          </draw:text-box>
        </draw:frame>
        <draw:rect draw:style-name="gr24" draw:text-style-name="P1" draw:layer="layout" svg:width="1.1cm" svg:height="0.9cm" svg:x="14cm" svg:y="6cm">
          <text:p/>
        </draw:rect>
        <draw:frame draw:style-name="gr25" draw:text-style-name="P9" draw:layer="layout" svg:width="0.896cm" svg:height="0.8cm" svg:x="14.1cm" svg:y="6.05cm">
          <draw:text-box>
            <text:p><text:span text:style-name="T8">shield_</text:span></text:p>
            <text:p><text:span text:style-name="T8">5V_DCC</text:span></text:p>
            <text:p><text:span text:style-name="T8">_6pol</text:span></text:p>
          </draw:text-box>
        </draw:frame>
        <draw:rect draw:style-name="gr22" draw:text-style-name="P1" draw:layer="layout" svg:width="1.3cm" svg:height="1.2cm" svg:x="16.4cm" svg:y="5.8cm">
          <text:p/>
        </draw:rect>
        <draw:rect draw:style-name="gr24" draw:text-style-name="P1" draw:layer="layout" svg:width="1.1cm" svg:height="0.9cm" svg:x="16.5cm" svg:y="6cm">
          <text:p/>
        </draw:rect>
        <draw:frame draw:style-name="gr25" draw:text-style-name="P9" draw:layer="layout" svg:width="0.8cm" svg:height="0.8cm" svg:x="16.6cm" svg:y="6.05cm">
          <draw:text-box>
            <text:p><text:span text:style-name="T8">shield_</text:span></text:p>
            <text:p><text:span text:style-name="T8">I2C_</text:span></text:p>
            <text:p><text:span text:style-name="T8">5V_3V3</text:span></text:p>
          </draw:text-box>
        </draw:frame>
        <draw:g>
          <draw:g>
            <draw:path draw:style-name="gr26" draw:text-style-name="P1" draw:layer="layout" svg:width="0.041cm" svg:height="0.119cm" svg:x="15.608cm" svg:y="3.406cm" svg:viewBox="0 0 42 120" svg:d="M0 0c95 66-1 120 1 120">
              <text:p/>
            </draw:path>
            <draw:line draw:style-name="gr26" draw:text-style-name="P1" draw:layer="layout" svg:x1="15.608cm" svg:y1="3.406cm" svg:x2="15.6cm" svg:y2="3.4cm">
              <text:p/>
            </draw:line>
            <draw:line draw:style-name="gr26" draw:text-style-name="P1" draw:layer="layout" svg:x1="15.608cm" svg:y1="3.526cm" svg:x2="15.6cm" svg:y2="3.532cm">
              <text:p/>
            </draw:line>
          </draw:g>
          <draw:g>
            <draw:path draw:style-name="gr26" draw:text-style-name="P1" draw:layer="layout" svg:width="0.041cm" svg:height="0.119cm" svg:x="15.55cm" svg:y="3.538cm" svg:viewBox="0 0 42 120" svg:d="M42 0c-95 66 1 120 0 120">
              <text:p/>
            </draw:path>
            <draw:line draw:style-name="gr26" draw:text-style-name="P1" draw:layer="layout" svg:x1="15.592cm" svg:y1="3.538cm" svg:x2="15.6cm" svg:y2="3.532cm">
              <text:p/>
            </draw:line>
            <draw:line draw:style-name="gr26" draw:text-style-name="P1" draw:layer="layout" svg:x1="15.592cm" svg:y1="3.657cm" svg:x2="15.6cm" svg:y2="3.663cm">
              <text:p/>
            </draw:line>
          </draw:g>
          <draw:g>
            <draw:path draw:style-name="gr26" draw:text-style-name="P1" draw:layer="layout" svg:width="0.041cm" svg:height="0.119cm" svg:x="15.608cm" svg:y="3.669cm" svg:viewBox="0 0 42 120" svg:d="M0 0c95 66-1 120 1 120">
              <text:p/>
            </draw:path>
            <draw:line draw:style-name="gr26" draw:text-style-name="P1" draw:layer="layout" svg:x1="15.608cm" svg:y1="3.669cm" svg:x2="15.6cm" svg:y2="3.663cm">
              <text:p/>
            </draw:line>
            <draw:line draw:style-name="gr26" draw:text-style-name="P1" draw:layer="layout" svg:x1="15.608cm" svg:y1="3.789cm" svg:x2="15.6cm" svg:y2="3.795cm">
              <text:p/>
            </draw:line>
          </draw:g>
          <draw:g>
            <draw:path draw:style-name="gr26" draw:text-style-name="P1" draw:layer="layout" svg:width="0.041cm" svg:height="0.119cm" svg:x="15.55cm" svg:y="3.801cm" svg:viewBox="0 0 42 120" svg:d="M42 0c-95 66 1 120 0 120">
              <text:p/>
            </draw:path>
            <draw:line draw:style-name="gr26" draw:text-style-name="P1" draw:layer="layout" svg:x1="15.592cm" svg:y1="3.801cm" svg:x2="15.6cm" svg:y2="3.795cm">
              <text:p/>
            </draw:line>
            <draw:line draw:style-name="gr26" draw:text-style-name="P1" draw:layer="layout" svg:x1="15.592cm" svg:y1="3.92cm" svg:x2="15.6cm" svg:y2="3.926cm">
              <text:p/>
            </draw:line>
          </draw:g>
          <draw:g>
            <draw:path draw:style-name="gr26" draw:text-style-name="P1" draw:layer="layout" svg:width="0.041cm" svg:height="0.119cm" svg:x="15.608cm" svg:y="3.933cm" svg:viewBox="0 0 42 120" svg:d="M0 0c95 66-1 120 1 120">
              <text:p/>
            </draw:path>
            <draw:line draw:style-name="gr26" draw:text-style-name="P1" draw:layer="layout" svg:x1="15.608cm" svg:y1="3.933cm" svg:x2="15.6cm" svg:y2="3.927cm">
              <text:p/>
            </draw:line>
            <draw:line draw:style-name="gr26" draw:text-style-name="P1" draw:layer="layout" svg:x1="15.608cm" svg:y1="4.052cm" svg:x2="15.6cm" svg:y2="4.058cm">
              <text:p/>
            </draw:line>
          </draw:g>
          <draw:g>
            <draw:path draw:style-name="gr26" draw:text-style-name="P1" draw:layer="layout" svg:width="0.041cm" svg:height="0.119cm" svg:x="15.55cm" svg:y="4.064cm" svg:viewBox="0 0 42 120" svg:d="M42 0c-95 66 1 120 0 120">
              <text:p/>
            </draw:path>
            <draw:line draw:style-name="gr26" draw:text-style-name="P1" draw:layer="layout" svg:x1="15.592cm" svg:y1="4.064cm" svg:x2="15.6cm" svg:y2="4.058cm">
              <text:p/>
            </draw:line>
            <draw:line draw:style-name="gr26" draw:text-style-name="P1" draw:layer="layout" svg:x1="15.592cm" svg:y1="4.184cm" svg:x2="15.6cm" svg:y2="4.19cm">
              <text:p/>
            </draw:line>
          </draw:g>
          <draw:g>
            <draw:path draw:style-name="gr26" draw:text-style-name="P1" draw:layer="layout" svg:width="0.041cm" svg:height="0.119cm" svg:x="15.608cm" svg:y="4.196cm" svg:viewBox="0 0 42 120" svg:d="M0 0c95 66-1 120 1 120">
              <text:p/>
            </draw:path>
            <draw:line draw:style-name="gr26" draw:text-style-name="P1" draw:layer="layout" svg:x1="15.608cm" svg:y1="4.196cm" svg:x2="15.6cm" svg:y2="4.19cm">
              <text:p/>
            </draw:line>
            <draw:line draw:style-name="gr26" draw:text-style-name="P1" draw:layer="layout" svg:x1="15.608cm" svg:y1="4.315cm" svg:x2="15.6cm" svg:y2="4.321cm">
              <text:p/>
            </draw:line>
          </draw:g>
          <draw:g>
            <draw:path draw:style-name="gr26" draw:text-style-name="P1" draw:layer="layout" svg:width="0.041cm" svg:height="0.119cm" svg:x="15.55cm" svg:y="4.327cm" svg:viewBox="0 0 42 120" svg:d="M42 0c-95 66 1 120 0 120">
              <text:p/>
            </draw:path>
            <draw:line draw:style-name="gr26" draw:text-style-name="P1" draw:layer="layout" svg:x1="15.592cm" svg:y1="4.327cm" svg:x2="15.6cm" svg:y2="4.321cm">
              <text:p/>
            </draw:line>
            <draw:line draw:style-name="gr26" draw:text-style-name="P1" draw:layer="layout" svg:x1="15.592cm" svg:y1="4.447cm" svg:x2="15.6cm" svg:y2="4.453cm">
              <text:p/>
            </draw:line>
          </draw:g>
        </draw:g>
        <draw:line draw:style-name="gr27" draw:text-style-name="P1" draw:layer="layout" svg:x1="15.6cm" svg:y1="5cm" svg:x2="15.6cm" svg:y2="4.453cm">
          <text:p/>
        </draw:line>
        <draw:frame draw:style-name="gr9" draw:text-style-name="P6" draw:layer="layout" svg:width="1.3cm" svg:height="0.712cm" svg:x="5.9cm" svg:y="6.1cm">
          <draw:text-box>
            <text:p><text:span text:style-name="T5">ESP32</text:span></text:p>
          </draw:text-box>
        </draw:frame>
        <draw:frame draw:style-name="gr6" draw:text-style-name="P11" draw:layer="layout" svg:width="0.5cm" svg:height="0.3cm" svg:x="5.9cm" svg:y="4.65cm">
          <draw:text-box>
            <text:p text:style-name="P10"><text:span text:style-name="T9">IO19</text:span></text:p>
          </draw:text-box>
        </draw:frame>
        <draw:frame draw:style-name="gr6" draw:text-style-name="P11" draw:layer="layout" svg:width="0.3cm" svg:height="0.3cm" svg:x="6.5cm" svg:y="4.65cm">
          <draw:text-box>
            <text:p text:style-name="P10"><text:span text:style-name="T9">0V</text:span></text:p>
          </draw:text-box>
        </draw:frame>
        <draw:frame draw:style-name="gr6" draw:text-style-name="P11" draw:layer="layout" svg:width="0.5cm" svg:height="0.3cm" svg:x="5.8cm" svg:y="5.15cm">
          <draw:text-box>
            <text:p text:style-name="P10"><text:span text:style-name="T9">IO18</text:span></text:p>
          </draw:text-box>
        </draw:frame>
        <draw:frame draw:style-name="gr6" draw:text-style-name="P11" draw:layer="layout" svg:width="0.3cm" svg:height="0.3cm" svg:x="5.8cm" svg:y="5.55cm">
          <draw:text-box>
            <text:p text:style-name="P10"><text:span text:style-name="T9">0V</text:span></text:p>
          </draw:text-box>
        </draw:frame>
        <draw:rect draw:style-name="gr8" draw:text-style-name="P1" draw:layer="layout" svg:width="0.9cm" svg:height="0.8cm" svg:x="4.1cm" svg:y="5.1cm">
          <text:p/>
        </draw:rect>
        <draw:frame draw:style-name="gr6" draw:text-style-name="P4" draw:layer="layout" svg:width="0.8cm" svg:height="0.8cm" svg:x="4.15cm" svg:y="5.1cm">
          <draw:text-box>
            <text:p><text:span text:style-name="T3">Opto-</text:span></text:p>
            <text:p><text:span text:style-name="T3">koppler</text:span></text:p>
          </draw:text-box>
        </draw:frame>
        <draw:line draw:style-name="gr4" draw:text-style-name="P1" draw:layer="layout" svg:x1="5cm" svg:y1="5.7cm" svg:x2="5.7cm" svg:y2="5.7cm">
          <text:p/>
        </draw:line>
        <draw:line draw:style-name="gr14" draw:text-style-name="P1" draw:layer="layout" svg:x1="4.1cm" svg:y1="5.55cm" svg:x2="3.2cm" svg:y2="5.55cm">
          <text:p/>
        </draw:line>
        <draw:line draw:style-name="gr15" draw:text-style-name="P1" draw:layer="layout" svg:x1="4.1cm" svg:y1="5.45cm" svg:x2="3.2cm" svg:y2="5.45cm">
          <text:p/>
        </draw:line>
        <draw:line draw:style-name="gr20" draw:text-style-name="P1" draw:layer="layout" svg:x1="7.5cm" svg:y1="3.9cm" svg:x2="7.5cm" svg:y2="4.6cm">
          <text:p/>
        </draw:line>
        <draw:line draw:style-name="gr20" draw:text-style-name="P1" draw:layer="layout" svg:x1="7.3cm" svg:y1="3.9cm" svg:x2="7.5cm" svg:y2="4.2cm">
          <text:p/>
        </draw:line>
        <draw:line draw:style-name="gr20" draw:text-style-name="P1" draw:layer="layout" svg:x1="7.7cm" svg:y1="3.9cm" svg:x2="7.5cm" svg:y2="4.2cm">
          <text:p/>
        </draw:line>
        <draw:g>
          <draw:g>
            <draw:path draw:style-name="gr26" draw:text-style-name="P1" draw:layer="layout" svg:width="0.041cm" svg:height="0.056cm" svg:x="7.508cm" svg:y="3.003cm" svg:viewBox="0 0 42 57" svg:d="M0 0c95 31-1 57 1 57">
              <text:p/>
            </draw:path>
            <draw:line draw:style-name="gr26" draw:text-style-name="P1" draw:layer="layout" svg:x1="7.508cm" svg:y1="3.003cm" svg:x2="7.5cm" svg:y2="3cm">
              <text:p/>
            </draw:line>
            <draw:line draw:style-name="gr26" draw:text-style-name="P1" draw:layer="layout" svg:x1="7.508cm" svg:y1="3.06cm" svg:x2="7.5cm" svg:y2="3.063cm">
              <text:p/>
            </draw:line>
          </draw:g>
          <draw:g>
            <draw:path draw:style-name="gr26" draw:text-style-name="P1" draw:layer="layout" svg:width="0.041cm" svg:height="0.056cm" svg:x="7.45cm" svg:y="3.066cm" svg:viewBox="0 0 42 57" svg:d="M42 0c-95 31 1 57 0 57">
              <text:p/>
            </draw:path>
            <draw:line draw:style-name="gr26" draw:text-style-name="P1" draw:layer="layout" svg:x1="7.492cm" svg:y1="3.066cm" svg:x2="7.5cm" svg:y2="3.063cm">
              <text:p/>
            </draw:line>
            <draw:line draw:style-name="gr26" draw:text-style-name="P1" draw:layer="layout" svg:x1="7.492cm" svg:y1="3.122cm" svg:x2="7.5cm" svg:y2="3.125cm">
              <text:p/>
            </draw:line>
          </draw:g>
          <draw:g>
            <draw:path draw:style-name="gr26" draw:text-style-name="P1" draw:layer="layout" svg:width="0.041cm" svg:height="0.056cm" svg:x="7.508cm" svg:y="3.128cm" svg:viewBox="0 0 42 57" svg:d="M0 0c95 31-1 57 1 57">
              <text:p/>
            </draw:path>
            <draw:line draw:style-name="gr26" draw:text-style-name="P1" draw:layer="layout" svg:x1="7.508cm" svg:y1="3.128cm" svg:x2="7.5cm" svg:y2="3.125cm">
              <text:p/>
            </draw:line>
            <draw:line draw:style-name="gr26" draw:text-style-name="P1" draw:layer="layout" svg:x1="7.508cm" svg:y1="3.185cm" svg:x2="7.5cm" svg:y2="3.188cm">
              <text:p/>
            </draw:line>
          </draw:g>
          <draw:g>
            <draw:path draw:style-name="gr26" draw:text-style-name="P1" draw:layer="layout" svg:width="0.041cm" svg:height="0.056cm" svg:x="7.45cm" svg:y="3.19cm" svg:viewBox="0 0 42 57" svg:d="M42 0c-95 31 1 57 0 57">
              <text:p/>
            </draw:path>
            <draw:line draw:style-name="gr26" draw:text-style-name="P1" draw:layer="layout" svg:x1="7.492cm" svg:y1="3.191cm" svg:x2="7.5cm" svg:y2="3.188cm">
              <text:p/>
            </draw:line>
            <draw:line draw:style-name="gr26" draw:text-style-name="P1" draw:layer="layout" svg:x1="7.492cm" svg:y1="3.247cm" svg:x2="7.5cm" svg:y2="3.25cm">
              <text:p/>
            </draw:line>
          </draw:g>
          <draw:g>
            <draw:path draw:style-name="gr26" draw:text-style-name="P1" draw:layer="layout" svg:width="0.041cm" svg:height="0.056cm" svg:x="7.508cm" svg:y="3.253cm" svg:viewBox="0 0 42 57" svg:d="M0 0c95 31-1 57 1 57">
              <text:p/>
            </draw:path>
            <draw:line draw:style-name="gr26" draw:text-style-name="P1" draw:layer="layout" svg:x1="7.508cm" svg:y1="3.253cm" svg:x2="7.5cm" svg:y2="3.25cm">
              <text:p/>
            </draw:line>
            <draw:line draw:style-name="gr26" draw:text-style-name="P1" draw:layer="layout" svg:x1="7.508cm" svg:y1="3.31cm" svg:x2="7.5cm" svg:y2="3.313cm">
              <text:p/>
            </draw:line>
          </draw:g>
          <draw:g>
            <draw:path draw:style-name="gr26" draw:text-style-name="P1" draw:layer="layout" svg:width="0.041cm" svg:height="0.056cm" svg:x="7.45cm" svg:y="3.315cm" svg:viewBox="0 0 42 57" svg:d="M42 0c-95 31 1 57 0 57">
              <text:p/>
            </draw:path>
            <draw:line draw:style-name="gr26" draw:text-style-name="P1" draw:layer="layout" svg:x1="7.492cm" svg:y1="3.315cm" svg:x2="7.5cm" svg:y2="3.312cm">
              <text:p/>
            </draw:line>
            <draw:line draw:style-name="gr26" draw:text-style-name="P1" draw:layer="layout" svg:x1="7.492cm" svg:y1="3.372cm" svg:x2="7.5cm" svg:y2="3.375cm">
              <text:p/>
            </draw:line>
          </draw:g>
          <draw:g>
            <draw:path draw:style-name="gr26" draw:text-style-name="P1" draw:layer="layout" svg:width="0.041cm" svg:height="0.056cm" svg:x="7.508cm" svg:y="3.378cm" svg:viewBox="0 0 42 57" svg:d="M0 0c95 31-1 57 1 57">
              <text:p/>
            </draw:path>
            <draw:line draw:style-name="gr26" draw:text-style-name="P1" draw:layer="layout" svg:x1="7.508cm" svg:y1="3.378cm" svg:x2="7.5cm" svg:y2="3.375cm">
              <text:p/>
            </draw:line>
            <draw:line draw:style-name="gr26" draw:text-style-name="P1" draw:layer="layout" svg:x1="7.508cm" svg:y1="3.434cm" svg:x2="7.5cm" svg:y2="3.437cm">
              <text:p/>
            </draw:line>
          </draw:g>
          <draw:g>
            <draw:path draw:style-name="gr26" draw:text-style-name="P1" draw:layer="layout" svg:width="0.041cm" svg:height="0.056cm" svg:x="7.45cm" svg:y="3.44cm" svg:viewBox="0 0 42 57" svg:d="M42 0c-95 31 1 57 0 57">
              <text:p/>
            </draw:path>
            <draw:line draw:style-name="gr26" draw:text-style-name="P1" draw:layer="layout" svg:x1="7.492cm" svg:y1="3.44cm" svg:x2="7.5cm" svg:y2="3.437cm">
              <text:p/>
            </draw:line>
            <draw:line draw:style-name="gr26" draw:text-style-name="P1" draw:layer="layout" svg:x1="7.492cm" svg:y1="3.497cm" svg:x2="7.5cm" svg:y2="3.5cm">
              <text:p/>
            </draw:line>
          </draw:g>
        </draw:g>
        <draw:line draw:style-name="gr28" draw:text-style-name="P1" draw:layer="layout" svg:x1="7.5cm" svg:y1="3.9cm" svg:x2="7.5cm" svg:y2="3.5cm">
          <text:p/>
        </draw:line>
        <draw:line draw:style-name="gr4" draw:text-style-name="P1" draw:layer="layout" svg:x1="14.667cm" svg:y1="5.416cm" svg:x2="14.667cm" svg:y2="5.816cm">
          <text:p/>
        </draw:line>
        <draw:line draw:style-name="gr4" draw:text-style-name="P1" draw:layer="layout" svg:x1="14.367cm" svg:y1="5.416cm" svg:x2="14.367cm" svg:y2="5.816cm">
          <text:p/>
        </draw:line>
        <draw:frame draw:style-name="gr6" draw:text-style-name="P4" draw:layer="layout" svg:width="0.835cm" svg:height="0.355cm" svg:x="14.166cm" svg:y="4.508cm">
          <draw:text-box>
            <text:p><text:span text:style-name="T3">Auswahl</text:span></text:p>
          </draw:text-box>
        </draw:frame>
        <draw:g>
          <draw:line draw:style-name="gr10" draw:text-style-name="P1" draw:layer="layout" svg:x1="14.556cm" svg:y1="5.226cm" svg:x2="14.556cm" svg:y2="4.916cm">
            <text:p/>
          </draw:line>
          <draw:line draw:style-name="gr11" draw:text-style-name="P1" draw:layer="layout" svg:x1="14.656cm" svg:y1="4.916cm" svg:x2="14.456cm" svg:y2="4.916cm">
            <text:p/>
          </draw:line>
        </draw:g>
        <draw:line draw:style-name="gr12" draw:text-style-name="P1" draw:layer="layout" svg:x1="14.3cm" svg:y1="5.2cm" svg:x2="14.7cm" svg:y2="5.2cm">
          <text:p/>
        </draw:line>
        <draw:circle draw:style-name="gr13" draw:text-style-name="P1" draw:layer="layout" svg:width="0.1cm" svg:height="0.1cm" draw:transform="rotate (1.5707963267946) translate (14.317cm 5.45cm)">
          <text:p/>
        </draw:circle>
        <draw:circle draw:style-name="gr13" draw:text-style-name="P1" draw:layer="layout" svg:width="0.1cm" svg:height="0.1cm" draw:transform="rotate (1.5707963267946) translate (14.617cm 5.45cm)">
          <text:p/>
        </draw:circle>
        <draw:frame draw:style-name="gr9" draw:text-style-name="P7" draw:layer="layout" svg:width="1cm" svg:height="0.497cm" svg:x="7.7cm" svg:y="3.151cm">
          <draw:text-box>
            <text:p><text:span text:style-name="T6">WLAN</text:span></text:p>
          </draw:text-box>
        </draw:frame>
        <draw:frame draw:style-name="gr9" draw:text-style-name="P7" draw:layer="layout" svg:width="0.9cm" svg:height="0.497cm" svg:x="5.9cm" svg:y="3.152cm">
          <draw:text-box>
            <text:p><text:span text:style-name="T6">Taster</text:span></text:p>
          </draw:text-box>
        </draw:frame>
        <draw:frame draw:style-name="gr9" draw:text-style-name="P7" draw:layer="layout" svg:width="0.7cm" svg:height="0.497cm" svg:x="3.3cm" svg:y="4.953cm">
          <draw:text-box>
            <text:p><text:span text:style-name="T6">DCC</text:span></text:p>
          </draw:text-box>
        </draw:frame>
        <draw:line draw:style-name="gr2" draw:text-style-name="P1" draw:layer="layout" svg:x1="8.1cm" svg:y1="5.7cm" svg:x2="8.5cm" svg:y2="5.7cm">
          <text:p/>
        </draw:line>
        <draw:line draw:style-name="gr4" draw:text-style-name="P1" draw:layer="layout" svg:x1="8.1cm" svg:y1="5.1cm" svg:x2="8.5cm" svg:y2="5.1cm">
          <text:p/>
        </draw:line>
        <draw:line draw:style-name="gr3" draw:text-style-name="P1" draw:layer="layout" svg:x1="8.5cm" svg:y1="5.4cm" svg:x2="8.1cm" svg:y2="5.4cm">
          <text:p/>
        </draw:line>
        <draw:polyline draw:style-name="gr2" draw:text-style-name="P1" draw:layer="layout" svg:width="2.099cm" svg:height="1.599cm" svg:x="8.5cm" svg:y="4.1cm" svg:viewBox="0 0 2100 1600" draw:points="0,1600 2100,1600 2100,0">
          <text:p/>
        </draw:polyline>
        <draw:polyline draw:style-name="gr3" draw:text-style-name="P1" draw:layer="layout" svg:width="1.899cm" svg:height="1.299cm" svg:x="8.5cm" svg:y="4.1cm" svg:viewBox="0 0 1900 1300" draw:points="1900,0 1900,1300 0,1300">
          <text:p/>
        </draw:polyline>
        <draw:frame draw:style-name="gr6" draw:text-style-name="P2" draw:layer="layout" svg:width="0.5cm" svg:height="0.28cm" svg:x="8.302cm" svg:y="5.166cm">
          <draw:text-box>
            <text:p><text:span text:style-name="T1">SCL</text:span></text:p>
          </draw:text-box>
        </draw:frame>
        <draw:frame draw:style-name="gr6" draw:text-style-name="P3" draw:layer="layout" svg:width="0.5cm" svg:height="0.28cm" svg:x="8.302cm" svg:y="5.463cm">
          <draw:text-box>
            <text:p><text:span text:style-name="T2">SDA</text:span></text:p>
          </draw:text-box>
        </draw:frame>
        <draw:polyline draw:style-name="gr4" draw:text-style-name="P1" draw:layer="layout" svg:width="1.699cm" svg:height="0.999cm" svg:x="8.5cm" svg:y="4.1cm" svg:viewBox="0 0 1700 1000" draw:points="0,1000 1700,1000 1700,0">
          <text:p/>
        </draw:polyline>
        <draw:g>
          <draw:frame draw:style-name="gr29" draw:text-style-name="P12" draw:layer="layout" svg:width="1.293cm" svg:height="0.35cm" svg:x="9.707cm" svg:y="3.75cm">
            <draw:text-box>
              <text:p><text:span text:style-name="T10">1,54“ Display</text:span></text:p>
            </draw:text-box>
          </draw:frame>
          <draw:line draw:style-name="gr30" draw:text-style-name="P1" draw:layer="layout" svg:x1="11cm" svg:y1="3.75cm" svg:x2="9.6cm" svg:y2="3.75cm">
            <text:p/>
          </draw:line>
          <draw:rect draw:style-name="gr31" draw:text-style-name="P1" draw:layer="layout" svg:width="1.186cm" svg:height="0.5cm" svg:x="9.707cm" svg:y="3.2cm">
            <text:p/>
          </draw:rect>
          <draw:rect draw:style-name="gr32" draw:text-style-name="P1" draw:layer="layout" svg:width="1.4cm" svg:height="1.1cm" svg:x="9.6cm" svg:y="3cm">
            <text:p/>
          </draw:rect>
        </draw:g>
        <draw:frame draw:style-name="gr6" draw:text-style-name="P11" draw:layer="layout" svg:width="0.5cm" svg:height="0.3cm" svg:x="7.5cm" svg:y="5.55cm">
          <draw:text-box>
            <text:p text:style-name="P10"><text:span text:style-name="T9">IO21</text:span></text:p>
          </draw:text-box>
        </draw:frame>
        <draw:frame draw:style-name="gr6" draw:text-style-name="P11" draw:layer="layout" svg:width="0.5cm" svg:height="0.3cm" svg:x="7.5cm" svg:y="5.25cm">
          <draw:text-box>
            <text:p text:style-name="P10"><text:span text:style-name="T9">IO22</text:span></text:p>
          </draw:text-box>
        </draw:frame>
        <draw:line draw:style-name="gr2" draw:text-style-name="P1" draw:layer="layout" svg:x1="8.1cm" svg:y1="6.6cm" svg:x2="8.5cm" svg:y2="6.6cm">
          <text:p/>
        </draw:line>
        <draw:line draw:style-name="gr4" draw:text-style-name="P1" draw:layer="layout" svg:x1="8.1cm" svg:y1="6.3cm" svg:x2="8.5cm" svg:y2="6.3cm">
          <text:p/>
        </draw:line>
        <draw:line draw:style-name="gr5" draw:text-style-name="P1" draw:layer="layout" svg:x1="8.5cm" svg:y1="6cm" svg:x2="8.1cm" svg:y2="6cm">
          <text:p/>
        </draw:line>
        <draw:line draw:style-name="gr3" draw:text-style-name="P1" draw:layer="layout" svg:x1="8.5cm" svg:y1="6.9cm" svg:x2="8.1cm" svg:y2="6.9cm">
          <text:p/>
        </draw:line>
        <draw:line draw:style-name="gr2" draw:text-style-name="P1" draw:layer="layout" svg:x1="8.5cm" svg:y1="6.6cm" svg:x2="9.3cm" svg:y2="6.6cm">
          <text:p/>
        </draw:line>
        <draw:line draw:style-name="gr3" draw:text-style-name="P1" draw:layer="layout" svg:x1="9.3cm" svg:y1="6.9cm" svg:x2="8.5cm" svg:y2="6.9cm">
          <text:p/>
        </draw:line>
        <draw:frame draw:style-name="gr6" draw:text-style-name="P2" draw:layer="layout" svg:width="0.5cm" svg:height="0.28cm" svg:x="8.302cm" svg:y="6.666cm">
          <draw:text-box>
            <text:p><text:span text:style-name="T1">SCL2</text:span></text:p>
          </draw:text-box>
        </draw:frame>
        <draw:frame draw:style-name="gr6" draw:text-style-name="P3" draw:layer="layout" svg:width="0.5cm" svg:height="0.28cm" svg:x="8.302cm" svg:y="6.363cm">
          <draw:text-box>
            <text:p><text:span text:style-name="T2">SDA2</text:span></text:p>
          </draw:text-box>
        </draw:frame>
        <draw:line draw:style-name="gr4" draw:text-style-name="P1" draw:layer="layout" svg:x1="8.5cm" svg:y1="6.3cm" svg:x2="11cm" svg:y2="6.3cm">
          <text:p/>
        </draw:line>
        <draw:line draw:style-name="gr5" draw:text-style-name="P1" draw:layer="layout" svg:x1="11cm" svg:y1="6cm" svg:x2="8.5cm" svg:y2="6cm">
          <text:p/>
        </draw:line>
        <draw:frame draw:style-name="gr6" draw:text-style-name="P4" draw:layer="layout" svg:width="0.305cm" svg:height="0.3cm" svg:x="8.295cm" svg:y="6.046cm">
          <draw:text-box>
            <text:p><text:span text:style-name="T3">0V</text:span></text:p>
          </draw:text-box>
        </draw:frame>
        <draw:frame draw:style-name="gr6" draw:text-style-name="P5" draw:layer="layout" svg:width="0.4cm" svg:height="0.3cm" svg:x="8.295cm" svg:y="5.746cm">
          <draw:text-box>
            <text:p><text:span text:style-name="T4">+5V</text:span></text:p>
          </draw:text-box>
        </draw:frame>
        <draw:frame draw:style-name="gr6" draw:text-style-name="P4" draw:layer="layout" svg:width="0.7cm" svg:height="0.5cm" svg:x="9.35cm" svg:y="6.5cm">
          <draw:text-box>
            <text:p><text:span text:style-name="T3">3V/5V</text:span></text:p>
          </draw:text-box>
        </draw:frame>
        <draw:line draw:style-name="gr2" draw:text-style-name="P1" draw:layer="layout" svg:x1="10.1cm" svg:y1="6.6cm" svg:x2="11cm" svg:y2="6.6cm">
          <text:p/>
        </draw:line>
        <draw:line draw:style-name="gr3" draw:text-style-name="P1" draw:layer="layout" svg:x1="11cm" svg:y1="6.9cm" svg:x2="10.1cm" svg:y2="6.9cm">
          <text:p/>
        </draw:line>
        <draw:frame draw:style-name="gr6" draw:text-style-name="P2" draw:layer="layout" svg:width="0.5cm" svg:height="0.28cm" svg:x="10.302cm" svg:y="6.667cm">
          <draw:text-box>
            <text:p><text:span text:style-name="T1">SCL</text:span></text:p>
          </draw:text-box>
        </draw:frame>
        <draw:frame draw:style-name="gr6" draw:text-style-name="P3" draw:layer="layout" svg:width="0.5cm" svg:height="0.28cm" svg:x="10.302cm" svg:y="6.364cm">
          <draw:text-box>
            <text:p><text:span text:style-name="T2">SDA</text:span></text:p>
          </draw:text-box>
        </draw:frame>
        <draw:frame draw:style-name="gr6" draw:text-style-name="P13" draw:layer="layout" svg:width="0.388cm" svg:height="0.3cm" svg:x="8.301cm" svg:y="4.55cm">
          <draw:text-box>
            <text:p><text:span text:style-name="T11">3V3</text:span></text:p>
          </draw:text-box>
        </draw:frame>
        <draw:frame draw:style-name="gr6" draw:text-style-name="P4" draw:layer="layout" svg:width="0.305cm" svg:height="0.3cm" svg:x="8.296cm" svg:y="4.846cm">
          <draw:text-box>
            <text:p><text:span text:style-name="T3">0V</text:span></text:p>
          </draw:text-box>
        </draw:frame>
        <draw:frame draw:style-name="gr6" draw:text-style-name="P11" draw:layer="layout" svg:width="0.5cm" svg:height="0.3cm" svg:x="7.5cm" svg:y="6.45cm">
          <draw:text-box>
            <text:p text:style-name="P10"><text:span text:style-name="T9">IO17</text:span></text:p>
          </draw:text-box>
        </draw:frame>
        <draw:frame draw:style-name="gr6" draw:text-style-name="P11" draw:layer="layout" svg:width="0.5cm" svg:height="0.3cm" svg:x="7.5cm" svg:y="6.75cm">
          <draw:text-box>
            <text:p text:style-name="P10"><text:span text:style-name="T9">IO16</text:span></text:p>
          </draw:text-box>
        </draw:frame>
        <draw:rect draw:style-name="gr8" draw:text-style-name="P1" draw:layer="layout" svg:width="2.4cm" svg:height="2.5cm" svg:x="5.7cm" svg:y="4.6cm">
          <text:p/>
        </draw:rect>
        <draw:rect draw:style-name="gr8" draw:text-style-name="P1" draw:layer="layout" svg:width="0.8cm" svg:height="0.7cm" svg:x="9.3cm" svg:y="6.4cm">
          <text:p/>
        </draw:rect>
        <draw:line draw:style-name="gr15" draw:text-style-name="P1" draw:layer="layout" svg:x1="5.7cm" svg:y1="5.3cm" svg:x2="5cm" svg:y2="5.3cm">
          <text:p/>
        </draw:line>
        <draw:frame draw:style-name="gr9" draw:text-style-name="P7" draw:layer="layout" svg:width="0.7cm" svg:height="0.497cm" svg:x="11.3cm" svg:y="6.203cm">
          <draw:text-box>
            <text:p><text:span text:style-name="T6">I²C</text:span></text:p>
          </draw:text-box>
        </draw:frame>
        <draw:polyline draw:style-name="gr30" draw:text-style-name="P1" draw:layer="layout" svg:width="0.199cm" svg:height="1.099cm" svg:x="11cm" svg:y="5.9cm" svg:viewBox="0 0 200 1100" draw:points="0,0 46,9 94,53 100,100 100,400 116,441 147,472 200,500 152,521 125,552 100,600 100,1000 90,1054 59,1090 0,11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01T17:26:23.93</meta:creation-date>
    <dc:date>2024-11-27T19:24:29.46</dc:date>
    <meta:editing-duration>P1DT7H41M27S</meta:editing-duration>
    <meta:editing-cycles>136</meta:editing-cycles>
    <meta:generator>OpenOffice/4.1.15$Win32 OpenOffice.org_project/4115m2$Build-9813</meta:generator>
    <meta:print-date>2024-10-20T09:56:13.86</meta:print-date>
    <dc:creator>Karl Hartinger</dc:creator>
    <meta:printed-by>Karl Hartinger</meta:printed-by>
    <meta:document-statistic meta:object-count="187"/>
  </office:meta>
</office:document-meta>
</file>